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1.9965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4618in"/>
    </style:style>
    <style:style style:name="co5" style:family="table-column">
      <style:table-column-properties fo:break-before="auto" style:column-width="1.6134in"/>
    </style:style>
    <style:style style:name="co6" style:family="table-column">
      <style:table-column-properties fo:break-before="auto" style:column-width="2.0972in"/>
    </style:style>
    <style:style style:name="co7" style:family="table-column">
      <style:table-column-properties fo:break-before="auto" style:column-width="1.7398in"/>
    </style:style>
    <style:style style:name="co8" style:family="table-column">
      <style:table-column-properties fo:break-before="auto" style:column-width="1.2626in"/>
    </style:style>
    <style:style style:name="co9" style:family="table-column">
      <style:table-column-properties fo:break-before="auto" style:column-width="2.4728in"/>
    </style:style>
    <style:style style:name="co10" style:family="table-column">
      <style:table-column-properties fo:break-before="auto" style:column-width="1.5783in"/>
    </style:style>
    <style:style style:name="co11" style:family="table-column">
      <style:table-column-properties fo:break-before="auto" style:column-width="1.3035in"/>
    </style:style>
    <style:style style:name="co12" style:family="table-column">
      <style:table-column-properties fo:break-before="auto" style:column-width="1.4283in"/>
    </style:style>
    <style:style style:name="co13" style:family="table-column">
      <style:table-column-properties fo:break-before="auto" style:column-width="0.6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10_20_sec_20_simulation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fff5ce"/>
    </style:style>
    <style:style style:name="ce12" style:family="table-cell" style:parent-style-name="Default">
      <style:table-cell-properties fo:background-color="transparent" style:rotation-align="none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33">
      <style:table-cell-properties fo:background-color="#f6f9d4"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3">
      <style:table-cell-properties fo:background-color="#fff5ce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33">
      <style:table-cell-properties fo:background-color="transparent" style:rotation-align="none"/>
    </style:style>
    <style:style style:name="ce36" style:family="table-cell" style:parent-style-name="Default" style:data-style-name="N133">
      <style:table-cell-properties style:text-align-source="fix" style:repeat-content="false" fo:background-color="transparent" style:rotation-align="none"/>
      <style:paragraph-properties fo:text-align="center" fo:margin-left="0in"/>
    </style:style>
    <style:style style:name="ce24" style:family="table-cell" style:parent-style-name="Default" style:data-style-name="N15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in"/>
    </style:style>
    <style:style style:name="ce3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54">
      <style:table-cell-properties fo:background-color="transparent" style:rotation-align="none"/>
    </style:style>
    <style:style style:name="ce13" style:family="table-cell" style:parent-style-name="Default" style:data-style-name="N159">
      <style:table-cell-properties fo:background-color="transparent" style:rotation-align="none"/>
    </style:style>
    <style:style style:name="ce42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5429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81">
      <style:table-cell-properties fo:background-color="transparent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81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 sec simulation" table:style-name="ta1">
        <office:forms form:automatic-focus="false" form:apply-design-mode="false"/>
        <table:shapes>
          <draw:frame draw:z-index="0" draw:style-name="gr1" draw:text-style-name="P1" svg:width="6.2988in" svg:height="3.5429in" svg:x="13in" svg:y="0.2173in">
            <draw:object draw:notify-on-update-of-ranges="'10 sec simulation'.A2:'10 sec simulation'.A2 '10 sec simulation'.B2:'10 sec simulation'.G2 '10 sec simulation'.A42:'10 sec simulation'.A42 '10 sec simulation'.B42:'10 sec simulation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3in" svg:y="0.2173in">
            <draw:object draw:notify-on-update-of-ranges="'10 sec simulation'.A2:'10 sec simulation'.A2 '10 sec simulation'.B2:'10 sec simulation'.G2 '10 sec simulation'.A36:'10 sec simulation'.A36 '10 sec simulation'.B36:'10 sec simulation'.G36 '10 sec simulation'.A38:'10 sec simulation'.A38 '10 sec simulation'.B38:'10 sec simulation'.G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386in" svg:x="13.2441in" svg:y="4.9185in">
            <draw:object draw:notify-on-update-of-ranges="'10 sec simulation'.A2:'10 sec simulation'.A2 '10 sec simulation'.B2:'10 sec simulation'.G2 '10 sec simulation'.A37:'10 sec simulation'.A37 '10 sec simulation'.B37:'10 sec simulation'.G37 '10 sec simulation'.A39:'10 sec simulation'.A39 '10 sec simulation'.B39:'10 sec simulation'.G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1012" table:default-cell-style-name="ce25"/>
        <table:table-row table:style-name="ro1">
          <table:table-cell office:value-type="string" calcext:value-type="string">
            <text:p>Camera inter transmitting time</text:p>
          </table:table-cell>
          <table:table-cell table:style-name="ce29" office:value-type="string" calcext:value-type="string">
            <text:p>20 msec</text:p>
          </table:table-cell>
          <table:table-cell table:style-name="ce38" office:value-type="string" calcext:value-type="string">
            <text:p>10 msec</text:p>
          </table:table-cell>
          <table:table-cell table:style-name="ce29" office:value-type="string" calcext:value-type="string">
            <text:p>5 msec</text:p>
          </table:table-cell>
          <table:table-cell table:style-name="ce29" office:value-type="string" calcext:value-type="string">
            <text:p>4 msec</text:p>
          </table:table-cell>
          <table:table-cell table:style-name="ce38" office:value-type="string" calcext:value-type="string">
            <text:p>3 msec</text:p>
          </table:table-cell>
          <table:table-cell table:style-name="ce29" office:value-type="string" calcext:value-type="string">
            <text:p>2 msec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Mapping Scenarios</text:p>
          </table:table-cell>
          <table:table-cell table:style-name="ce30" office:value-type="string" calcext:value-type="string">
            <text:p>Edge_only</text:p>
          </table:table-cell>
          <table:table-cell table:style-name="ce39" office:value-type="string" calcext:value-type="string">
            <text:p>Edge_only</text:p>
          </table:table-cell>
          <table:table-cell table:style-name="ce42" office:value-type="string" calcext:value-type="string">
            <text:p>Router_only</text:p>
          </table:table-cell>
          <table:table-cell table:style-name="ce44" office:value-type="string" calcext:value-type="string">
            <text:p>Router_Proxy</text:p>
          </table:table-cell>
          <table:table-cell table:style-name="ce45" office:value-type="string" calcext:value-type="string">
            <text:p>Router_Proxy</text:p>
          </table:table-cell>
          <table:table-cell table:style-name="ce46" office:value-type="string" calcext:value-type="string">
            <text:p>Cloud_only</text:p>
          </table:table-cell>
          <table:table-cell/>
          <table:table-cell table:style-name="ce12"/>
          <table:table-cell table:number-columns-repeated="1015"/>
        </table:table-row>
        <table:table-row table:style-name="ro1">
          <table:table-cell table:style-name="Default" office:value-type="string" calcext:value-type="string">
            <text:p>Cloud Energy</text:p>
          </table:table-cell>
          <table:table-cell table:style-name="ce31" office:value-type="float" office:value="2668323.275" calcext:value-type="float">
            <text:p>2,668,323.28 </text:p>
          </table:table-cell>
          <table:table-cell table:style-name="ce31" office:value-type="float" office:value="2668250.2" calcext:value-type="float">
            <text:p>2,668,250.20 </text:p>
          </table:table-cell>
          <table:table-cell table:style-name="ce31" office:value-type="float" office:value="2669181.09005102" calcext:value-type="float">
            <text:p>2,669,181.09 </text:p>
          </table:table-cell>
          <table:table-cell table:style-name="ce31" office:value-type="float" office:value="2669742.87880102" calcext:value-type="float">
            <text:p>2,669,742.88 </text:p>
          </table:table-cell>
          <table:table-cell table:style-name="ce31" office:value-type="float" office:value="2670773.96987245" calcext:value-type="float">
            <text:p>2,670,773.97 </text:p>
          </table:table-cell>
          <table:table-cell table:style-name="ce31" office:value-type="float" office:value="2829560.35642853" calcext:value-type="float">
            <text:p>2,829,560.36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26" office:value-type="string" calcext:value-type="string">
            <text:p>App_Cloud Energy</text:p>
          </table:table-cell>
          <table:table-cell table:style-name="ce32" office:value-type="float" office:value="355492.944285714" calcext:value-type="float">
            <text:p>355,492.94 </text:p>
          </table:table-cell>
          <table:table-cell table:style-name="ce32" office:value-type="float" office:value="291485.058571428" calcext:value-type="float">
            <text:p>291,485.06 </text:p>
          </table:table-cell>
          <table:table-cell table:style-name="ce32" office:value-type="float" office:value="263072.107551018" calcext:value-type="float">
            <text:p>263,072.11 </text:p>
          </table:table-cell>
          <table:table-cell table:style-name="ce32" office:value-type="float" office:value="259643.081586732" calcext:value-type="float">
            <text:p>259,643.08 </text:p>
          </table:table-cell>
          <table:table-cell table:style-name="ce32" office:value-type="float" office:value="259803.020872446" calcext:value-type="float">
            <text:p>259,803.02 </text:p>
          </table:table-cell>
          <table:table-cell table:style-name="ce32" office:value-type="float" office:value="1047244.45642846" calcext:value-type="float">
            <text:p>1,047,244.46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roxy Energy</text:p>
          </table:table-cell>
          <table:table-cell table:number-columns-repeated="3" table:style-name="ce31" office:value-type="float" office:value="166866.6" calcext:value-type="float">
            <text:p>166,866.60 </text:p>
          </table:table-cell>
          <table:table-cell table:style-name="ce31" office:value-type="float" office:value="185733.984918758" calcext:value-type="float">
            <text:p>185,733.98 </text:p>
          </table:table-cell>
          <table:table-cell table:style-name="ce31" office:value-type="float" office:value="191626.169647058" calcext:value-type="float">
            <text:p>191,626.17 </text:p>
          </table:table-cell>
          <table:table-cell table:style-name="ce31" office:value-type="float" office:value="166866.6" calcext:value-type="float">
            <text:p>166,866.6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26" office:value-type="string" calcext:value-type="string">
            <text:p>App_Proxy Energy</text:p>
          </table:table-cell>
          <table:table-cell table:number-columns-repeated="3" table:style-name="ce32" office:value-type="float" office:value="0" calcext:value-type="float">
            <text:p>0.00 </text:p>
          </table:table-cell>
          <table:table-cell table:style-name="ce32" office:value-type="float" office:value="86253.0167253666" calcext:value-type="float">
            <text:p>86,253.02 </text:p>
          </table:table-cell>
          <table:table-cell table:style-name="ce32" office:value-type="float" office:value="112685.681337793" calcext:value-type="float">
            <text:p>112,685.68 </text:p>
          </table:table-cell>
          <table:table-cell table:style-name="ce32" office:value-type="float" office:value="0" calcext:value-type="float">
            <text:p>0.0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Router Energy</text:p>
          </table:table-cell>
          <table:table-cell table:number-columns-repeated="2" table:style-name="ce31" office:value-type="float" office:value="166866.6" calcext:value-type="float">
            <text:p>166,866.60 </text:p>
          </table:table-cell>
          <table:table-cell table:style-name="ce31" office:value-type="float" office:value="209917.350600001" calcext:value-type="float">
            <text:p>209,917.35 </text:p>
          </table:table-cell>
          <table:table-cell table:style-name="ce31" office:value-type="float" office:value="202181.124570001" calcext:value-type="float">
            <text:p>202,181.12 </text:p>
          </table:table-cell>
          <table:table-cell table:style-name="ce31" office:value-type="float" office:value="214252.47854" calcext:value-type="float">
            <text:p>214,252.48 </text:p>
          </table:table-cell>
          <table:table-cell table:style-name="ce31" office:value-type="float" office:value="166866.6" calcext:value-type="float">
            <text:p>166,866.6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26" office:value-type="string" calcext:value-type="string">
            <text:p>App_Router Energy</text:p>
          </table:table-cell>
          <table:table-cell table:number-columns-repeated="2" table:style-name="ce32" office:value-type="float" office:value="0" calcext:value-type="float">
            <text:p>0.00 </text:p>
          </table:table-cell>
          <table:table-cell table:style-name="ce32" office:value-type="float" office:value="193302.204857142" calcext:value-type="float">
            <text:p>193,302.20 </text:p>
          </table:table-cell>
          <table:table-cell table:style-name="ce32" office:value-type="float" office:value="159981.753334285" calcext:value-type="float">
            <text:p>159,981.75 </text:p>
          </table:table-cell>
          <table:table-cell table:style-name="ce32" office:value-type="float" office:value="214159.510005714" calcext:value-type="float">
            <text:p>214,159.51 </text:p>
          </table:table-cell>
          <table:table-cell table:style-name="ce32" office:value-type="float" office:value="0" calcext:value-type="float">
            <text:p>0.0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Mobile Energy</text:p>
          </table:table-cell>
          <table:table-cell table:style-name="ce31" office:value-type="float" office:value="169339.349000001" calcext:value-type="float">
            <text:p>169,339.35 </text:p>
          </table:table-cell>
          <table:table-cell table:style-name="ce31" office:value-type="float" office:value="173386.408000002" calcext:value-type="float">
            <text:p>173,386.41 </text:p>
          </table:table-cell>
          <table:table-cell table:style-name="ce31" office:value-type="float" office:value="169419.771" calcext:value-type="float">
            <text:p>169,419.77 </text:p>
          </table:table-cell>
          <table:table-cell table:style-name="ce31" office:value-type="float" office:value="170359.385000001" calcext:value-type="float">
            <text:p>170,359.39 </text:p>
          </table:table-cell>
          <table:table-cell table:style-name="ce31" office:value-type="float" office:value="172104.746" calcext:value-type="float">
            <text:p>172,104.75 </text:p>
          </table:table-cell>
          <table:table-cell table:style-name="ce31" office:value-type="float" office:value="175059.999999998" calcext:value-type="float">
            <text:p>175,060.0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26" office:value-type="string" calcext:value-type="string">
            <text:p>App_Mobile Energy</text:p>
          </table:table-cell>
          <table:table-cell table:style-name="ce32" office:value-type="float" office:value="76685.0329999993" calcext:value-type="float">
            <text:p>76,685.03 </text:p>
          </table:table-cell>
          <table:table-cell table:style-name="ce32" office:value-type="float" office:value="146280.135999999" calcext:value-type="float">
            <text:p>146,280.14 </text:p>
          </table:table-cell>
          <table:table-cell table:style-name="ce32" office:value-type="float" office:value="78068.0069999992" calcext:value-type="float">
            <text:p>78,068.01 </text:p>
          </table:table-cell>
          <table:table-cell table:style-name="ce32" office:value-type="float" office:value="94226.044999999" calcext:value-type="float">
            <text:p>94,226.04 </text:p>
          </table:table-cell>
          <table:table-cell table:style-name="ce32" office:value-type="float" office:value="124240.081999999" calcext:value-type="float">
            <text:p>124,240.08 </text:p>
          </table:table-cell>
          <table:table-cell table:style-name="ce32" office:value-type="float" office:value="175059.999999998" calcext:value-type="float">
            <text:p>175,060.0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Execution time</text:p>
          </table:table-cell>
          <table:table-cell table:style-name="ce31" office:value-type="float" office:value="119" calcext:value-type="float">
            <text:p>119.00 </text:p>
          </table:table-cell>
          <table:table-cell table:style-name="ce31" office:value-type="float" office:value="156" calcext:value-type="float">
            <text:p>156.00 </text:p>
          </table:table-cell>
          <table:table-cell table:style-name="ce31" office:value-type="float" office:value="186" calcext:value-type="float">
            <text:p>186.00 </text:p>
          </table:table-cell>
          <table:table-cell table:style-name="ce31" office:value-type="float" office:value="202" calcext:value-type="float">
            <text:p>202.00 </text:p>
          </table:table-cell>
          <table:table-cell table:style-name="ce31" office:value-type="float" office:value="226" calcext:value-type="float">
            <text:p>226.00 </text:p>
          </table:table-cell>
          <table:table-cell table:style-name="ce31" office:value-type="float" office:value="393" calcext:value-type="float">
            <text:p>393.0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Delay_1</text:p>
          </table:table-cell>
          <table:table-cell table:style-name="ce31" office:value-type="float" office:value="4.29999999999989" calcext:value-type="float">
            <text:p>4.30 </text:p>
          </table:table-cell>
          <table:table-cell table:style-name="ce31" office:value-type="float" office:value="4.29999999999989" calcext:value-type="float">
            <text:p>4.30 </text:p>
          </table:table-cell>
          <table:table-cell table:style-name="ce31" office:value-type="float" office:value="5.35714285714296" calcext:value-type="float">
            <text:p>5.36 </text:p>
          </table:table-cell>
          <table:table-cell table:style-name="ce31" office:value-type="float" office:value="7.36063459268" calcext:value-type="float">
            <text:p>7.36 </text:p>
          </table:table-cell>
          <table:table-cell table:style-name="ce31" office:value-type="float" office:value="10.3786716500548" calcext:value-type="float">
            <text:p>10.38 </text:p>
          </table:table-cell>
          <table:table-cell table:style-name="ce31" office:value-type="float" office:value="104.778571428571" calcext:value-type="float">
            <text:p>104.78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Delay_2</text:p>
          </table:table-cell>
          <table:table-cell table:number-columns-repeated="2" table:style-name="ce31" office:value-type="float" office:value="1.09999999999997" calcext:value-type="float">
            <text:p>1.10 </text:p>
          </table:table-cell>
          <table:table-cell table:style-name="ce31" office:value-type="float" office:value="3.10099999999995" calcext:value-type="float">
            <text:p>3.10 </text:p>
          </table:table-cell>
          <table:table-cell table:number-columns-repeated="2" table:style-name="ce31" office:value-type="float" office:value="5.10199999999993" calcext:value-type="float">
            <text:p>5.10 </text:p>
          </table:table-cell>
          <table:table-cell table:style-name="ce31" office:value-type="float" office:value="105.103" calcext:value-type="float">
            <text:p>105.1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MOTION_VIDEO_STREAM</text:p>
          </table:table-cell>
          <table:table-cell table:number-columns-repeated="2" table:style-name="ce31" office:value-type="float" office:value="4.09999999999991" calcext:value-type="float">
            <text:p>4.10 </text:p>
          </table:table-cell>
          <table:table-cell table:number-columns-repeated="2" table:style-name="ce31" office:value-type="float" office:value="2.9571428571428" calcext:value-type="float">
            <text:p>2.96 </text:p>
          </table:table-cell>
          <table:table-cell table:style-name="ce31" office:value-type="float" office:value="6" calcext:value-type="float">
            <text:p>6.00 </text:p>
          </table:table-cell>
          <table:table-cell table:style-name="ce31" office:value-type="float" office:value="0.293238095238121" calcext:value-type="float">
            <text:p>0.29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DETECTED_OBJECT</text:p>
          </table:table-cell>
          <table:table-cell table:number-columns-repeated="5" table:style-name="ce31" office:value-type="float" office:value="0.111160714285688" calcext:value-type="float">
            <text:p>0.11 </text:p>
          </table:table-cell>
          <table:table-cell table:style-name="ce31" office:value-type="float" office:value="0.278571428571468" calcext:value-type="float">
            <text:p>0.28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OBJECT_LOCATION</text:p>
          </table:table-cell>
          <table:table-cell table:number-columns-repeated="2" table:style-name="ce31" office:value-type="float" office:value="2.09999999999991" calcext:value-type="float">
            <text:p>2.10 </text:p>
          </table:table-cell>
          <table:table-cell table:style-name="ce31" office:value-type="float" office:value="1.52857142857147" calcext:value-type="float">
            <text:p>1.53 </text:p>
          </table:table-cell>
          <table:table-cell table:number-columns-repeated="2" table:style-name="ce31" office:value-type="float" office:value="1.52930489541932" calcext:value-type="float">
            <text:p>1.53 </text:p>
          </table:table-cell>
          <table:table-cell table:style-name="ce31" office:value-type="float" office:value="0.194517304096354" calcext:value-type="float">
            <text:p>0.19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CAMERA</text:p>
          </table:table-cell>
          <table:table-cell table:number-columns-repeated="5" table:style-name="ce31" office:value-type="float" office:value="2.09999999999991" calcext:value-type="float">
            <text:p>2.10 </text:p>
          </table:table-cell>
          <table:table-cell table:style-name="ce31" office:value-type="float" office:value="2" calcext:value-type="float">
            <text:p>2.0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Cost of execution in cloud</text:p>
          </table:table-cell>
          <table:table-cell table:style-name="ce31" office:value-type="float" office:value="6129.19999999979" calcext:value-type="float">
            <text:p>6,129.20 </text:p>
          </table:table-cell>
          <table:table-cell table:style-name="ce31" office:value-type="float" office:value="6025.59999999959" calcext:value-type="float">
            <text:p>6,025.60 </text:p>
          </table:table-cell>
          <table:table-cell table:style-name="ce31" office:value-type="float" office:value="7345.34285714205" calcext:value-type="float">
            <text:p>7,345.34 </text:p>
          </table:table-cell>
          <table:table-cell table:style-name="ce31" office:value-type="float" office:value="8141.80285714185" calcext:value-type="float">
            <text:p>8,141.80 </text:p>
          </table:table-cell>
          <table:table-cell table:style-name="ce31" office:value-type="float" office:value="9603.60285714151" calcext:value-type="float">
            <text:p>9,603.60 </text:p>
          </table:table-cell>
          <table:table-cell table:style-name="ce31" office:value-type="float" office:value="234718.479999988" calcext:value-type="float">
            <text:p>234,718.48 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Total network usage</text:p>
          </table:table-cell>
          <table:table-cell table:style-name="ce31" office:value-type="float" office:value="1976" calcext:value-type="float">
            <text:p>1,976.00 </text:p>
          </table:table-cell>
          <table:table-cell table:style-name="ce31" office:value-type="float" office:value="3952" calcext:value-type="float">
            <text:p>3,952.00 </text:p>
          </table:table-cell>
          <table:table-cell table:style-name="ce31" office:value-type="float" office:value="10973.6" calcext:value-type="float">
            <text:p>10,973.60 </text:p>
          </table:table-cell>
          <table:table-cell table:style-name="ce31" office:value-type="float" office:value="13885.5" calcext:value-type="float">
            <text:p>13,885.50 </text:p>
          </table:table-cell>
          <table:table-cell table:style-name="ce31" office:value-type="float" office:value="18609.9" calcext:value-type="float">
            <text:p>18,609.90 </text:p>
          </table:table-cell>
          <table:table-cell table:style-name="ce31" office:value-type="float" office:value="404064" calcext:value-type="float">
            <text:p>404,064.00 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Total network Energy</text:p>
          </table:table-cell>
          <table:table-cell table:style-name="ce31" office:value-type="float" office:value="7367.68320000001" calcext:value-type="float">
            <text:p>7,367.68 </text:p>
          </table:table-cell>
          <table:table-cell table:style-name="ce31" office:value-type="float" office:value="14735.3664" calcext:value-type="float">
            <text:p>14,735.37 </text:p>
          </table:table-cell>
          <table:table-cell table:style-name="ce31" office:value-type="float" office:value="42528.3643200009" calcext:value-type="float">
            <text:p>42,528.36 </text:p>
          </table:table-cell>
          <table:table-cell table:style-name="ce31" office:value-type="float" office:value="67505.7054000032" calcext:value-type="float">
            <text:p>67,505.71 </text:p>
          </table:table-cell>
          <table:table-cell table:style-name="ce31" office:value-type="float" office:value="90121.6090799962" calcext:value-type="float">
            <text:p>90,121.61 </text:p>
          </table:table-cell>
          <table:table-cell table:style-name="ce31" office:value-type="float" office:value="1513943.09027994" calcext:value-type="float">
            <text:p>1,513,943.09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Total networking Time</text:p>
          </table:table-cell>
          <table:table-cell table:style-name="ce31" office:value-type="float" office:value="4.56" calcext:value-type="float">
            <text:p>4.56 </text:p>
          </table:table-cell>
          <table:table-cell table:style-name="ce31" office:value-type="float" office:value="9.11999999999998" calcext:value-type="float">
            <text:p>9.12 </text:p>
          </table:table-cell>
          <table:table-cell table:style-name="ce31" office:value-type="float" office:value="314.355999999991" calcext:value-type="float">
            <text:p>314.36 </text:p>
          </table:table-cell>
          <table:table-cell table:style-name="ce31" office:value-type="float" office:value="394.694999999973" calcext:value-type="float">
            <text:p>394.69 </text:p>
          </table:table-cell>
          <table:table-cell table:style-name="ce31" office:value-type="float" office:value="526.238999999953" calcext:value-type="float">
            <text:p>526.24 </text:p>
          </table:table-cell>
          <table:table-cell table:style-name="ce31" office:value-type="float" office:value="933.948999999968" calcext:value-type="float">
            <text:p>933.95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cloud South Link Total Energy</text:p>
          </table:table-cell>
          <table:table-cell table:number-columns-repeated="5" table:style-name="ce31" office:value-type="float" office:value="200000" calcext:value-type="float">
            <text:p>200,000.00 </text:p>
          </table:table-cell>
          <table:table-cell table:style-name="ce31" office:value-type="float" office:value="200001.9" calcext:value-type="float">
            <text:p>200,001.9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27" office:value-type="string" calcext:value-type="string">
            <text:p>cloud Active Energy of South Link</text:p>
          </table:table-cell>
          <table:table-cell table:number-columns-repeated="5" table:style-name="ce33" office:value-type="float" office:value="0" calcext:value-type="float">
            <text:p>0.00 </text:p>
          </table:table-cell>
          <table:table-cell table:style-name="ce33" office:value-type="float" office:value="3.79999999992151" calcext:value-type="float">
            <text:p>3.8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roxy North Link Total Energy</text:p>
          </table:table-cell>
          <table:table-cell table:style-name="ce31" office:value-type="float" office:value="200038" calcext:value-type="float">
            <text:p>200,038.00 </text:p>
          </table:table-cell>
          <table:table-cell table:style-name="ce31" office:value-type="float" office:value="200076" calcext:value-type="float">
            <text:p>200,076.00 </text:p>
          </table:table-cell>
          <table:table-cell table:style-name="ce31" office:value-type="float" office:value="200154" calcext:value-type="float">
            <text:p>200,154.00 </text:p>
          </table:table-cell>
          <table:table-cell table:style-name="ce31" office:value-type="float" office:value="200192" calcext:value-type="float">
            <text:p>200,192.00 </text:p>
          </table:table-cell>
          <table:table-cell table:style-name="ce31" office:value-type="float" office:value="200258" calcext:value-type="float">
            <text:p>200,258.00 </text:p>
          </table:table-cell>
          <table:table-cell table:style-name="ce31" office:value-type="float" office:value="207767.999999994" calcext:value-type="float">
            <text:p>207,768.0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27" office:value-type="string" calcext:value-type="string">
            <text:p>Proxy Active Energy of North Link</text:p>
          </table:table-cell>
          <table:table-cell table:style-name="ce33" office:value-type="float" office:value="75.9999999999366" calcext:value-type="float">
            <text:p>76.00 </text:p>
          </table:table-cell>
          <table:table-cell table:style-name="ce33" office:value-type="float" office:value="151.999999999876" calcext:value-type="float">
            <text:p>152.00 </text:p>
          </table:table-cell>
          <table:table-cell table:style-name="ce33" office:value-type="float" office:value="307.999999999754" calcext:value-type="float">
            <text:p>308.00 </text:p>
          </table:table-cell>
          <table:table-cell table:style-name="ce33" office:value-type="float" office:value="383.999999999693" calcext:value-type="float">
            <text:p>384.00 </text:p>
          </table:table-cell>
          <table:table-cell table:style-name="ce33" office:value-type="float" office:value="515.999999999588" calcext:value-type="float">
            <text:p>516.00 </text:p>
          </table:table-cell>
          <table:table-cell table:style-name="ce33" office:value-type="float" office:value="15535.9999999877" calcext:value-type="float">
            <text:p>15,536.0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roxy South Link Total Energy</text:p>
          </table:table-cell>
          <table:table-cell table:number-columns-repeated="3" table:style-name="ce31" office:value-type="float" office:value="200000" calcext:value-type="float">
            <text:p>200,000.00 </text:p>
          </table:table-cell>
          <table:table-cell table:number-columns-repeated="2" table:style-name="ce31" office:value-type="float" office:value="200001.9" calcext:value-type="float">
            <text:p>200,001.90 </text:p>
          </table:table-cell>
          <table:table-cell table:style-name="ce31" office:value-type="float" office:value="200001.8" calcext:value-type="float">
            <text:p>200,001.8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27" office:value-type="string" calcext:value-type="string">
            <text:p>Proxy Active Energy of South Link</text:p>
          </table:table-cell>
          <table:table-cell table:number-columns-repeated="3" table:style-name="ce33" office:value-type="float" office:value="0" calcext:value-type="float">
            <text:p>0.00 </text:p>
          </table:table-cell>
          <table:table-cell table:number-columns-repeated="2" table:style-name="ce33" office:value-type="float" office:value="3.79999999992151" calcext:value-type="float">
            <text:p>3.80 </text:p>
          </table:table-cell>
          <table:table-cell table:style-name="ce33" office:value-type="float" office:value="3.59999999992056" calcext:value-type="float">
            <text:p>3.6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Router North Link Total Energy</text:p>
          </table:table-cell>
          <table:table-cell table:style-name="ce31" office:value-type="float" office:value="200038" calcext:value-type="float">
            <text:p>200,038.00 </text:p>
          </table:table-cell>
          <table:table-cell table:style-name="ce31" office:value-type="float" office:value="200076" calcext:value-type="float">
            <text:p>200,076.00 </text:p>
          </table:table-cell>
          <table:table-cell table:style-name="ce31" office:value-type="float" office:value="200154" calcext:value-type="float">
            <text:p>200,154.00 </text:p>
          </table:table-cell>
          <table:table-cell table:style-name="ce31" office:value-type="float" office:value="200387.999999996" calcext:value-type="float">
            <text:p>200,388.00 </text:p>
          </table:table-cell>
          <table:table-cell table:style-name="ce31" office:value-type="float" office:value="200516.399999994" calcext:value-type="float">
            <text:p>200,516.40 </text:p>
          </table:table-cell>
          <table:table-cell table:style-name="ce31" office:value-type="float" office:value="207775.999999994" calcext:value-type="float">
            <text:p>207,776.0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27" office:value-type="string" calcext:value-type="string">
            <text:p>Router Active nergy of North Link</text:p>
          </table:table-cell>
          <table:table-cell table:style-name="ce33" office:value-type="float" office:value="75.9999999999366" calcext:value-type="float">
            <text:p>76.00 </text:p>
          </table:table-cell>
          <table:table-cell table:style-name="ce33" office:value-type="float" office:value="151.999999999876" calcext:value-type="float">
            <text:p>152.00 </text:p>
          </table:table-cell>
          <table:table-cell table:style-name="ce33" office:value-type="float" office:value="307.999999999754" calcext:value-type="float">
            <text:p>308.00 </text:p>
          </table:table-cell>
          <table:table-cell table:style-name="ce33" office:value-type="float" office:value="775.999999991623" calcext:value-type="float">
            <text:p>776.00 </text:p>
          </table:table-cell>
          <table:table-cell table:style-name="ce33" office:value-type="float" office:value="1032.79999998882" calcext:value-type="float">
            <text:p>1,032.80 </text:p>
          </table:table-cell>
          <table:table-cell table:style-name="ce33" office:value-type="float" office:value="15551.9999999877" calcext:value-type="float">
            <text:p>15,552.00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Router South Link Total Energy</text:p>
          </table:table-cell>
          <table:table-cell table:number-columns-repeated="2" table:style-name="ce31" office:value-type="float" office:value="1640" calcext:value-type="float">
            <text:p>1,640.00 </text:p>
          </table:table-cell>
          <table:table-cell table:number-columns-repeated="3" table:style-name="ce31" office:value-type="float" office:value="1640.37239999999" calcext:value-type="float">
            <text:p>1,640.37 </text:p>
          </table:table-cell>
          <table:table-cell table:style-name="ce31" office:value-type="float" office:value="1640.35279999999" calcext:value-type="float">
            <text:p>1,640.35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27" office:value-type="string" calcext:value-type="string">
            <text:p>Router Active Energy of South Link</text:p>
          </table:table-cell>
          <table:table-cell table:number-columns-repeated="2" table:style-name="ce33" office:value-type="float" office:value="0" calcext:value-type="float">
            <text:p>0.00 </text:p>
          </table:table-cell>
          <table:table-cell table:number-columns-repeated="3" table:style-name="ce33" office:value-type="float" office:value="0.434719999991021" calcext:value-type="float">
            <text:p>0.43 </text:p>
          </table:table-cell>
          <table:table-cell table:style-name="ce33" office:value-type="float" office:value="0.411839999990912" calcext:value-type="float">
            <text:p>0.41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Mobile North Link Total Energy</text:p>
          </table:table-cell>
          <table:table-cell table:number-columns-repeated="2" table:style-name="ce31" office:value-type="float" office:value="1640" calcext:value-type="float">
            <text:p>1,640.00 </text:p>
          </table:table-cell>
          <table:table-cell table:style-name="ce31" office:value-type="float" office:value="2021.22000000006" calcext:value-type="float">
            <text:p>2,021.22 </text:p>
          </table:table-cell>
          <table:table-cell table:style-name="ce31" office:value-type="float" office:value="2116.28000000008" calcext:value-type="float">
            <text:p>2,116.28 </text:p>
          </table:table-cell>
          <table:table-cell table:style-name="ce31" office:value-type="float" office:value="2275.0400000001" calcext:value-type="float">
            <text:p>2,275.04 </text:p>
          </table:table-cell>
          <table:table-cell table:style-name="ce31" office:value-type="float" office:value="2593.54000000016" calcext:value-type="float">
            <text:p>2,593.54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27" office:value-type="string" calcext:value-type="string">
            <text:p>Mobile Active Energy of North Link</text:p>
          </table:table-cell>
          <table:table-cell table:number-columns-repeated="2" table:style-name="ce33" office:value-type="float" office:value="0" calcext:value-type="float">
            <text:p>0.00 </text:p>
          </table:table-cell>
          <table:table-cell table:style-name="ce33" office:value-type="float" office:value="445.016000000073" calcext:value-type="float">
            <text:p>445.02 </text:p>
          </table:table-cell>
          <table:table-cell table:style-name="ce33" office:value-type="float" office:value="555.984000000091" calcext:value-type="float">
            <text:p>555.98 </text:p>
          </table:table-cell>
          <table:table-cell table:style-name="ce33" office:value-type="float" office:value="741.312000000121" calcext:value-type="float">
            <text:p>741.31 </text:p>
          </table:table-cell>
          <table:table-cell table:style-name="ce33" office:value-type="float" office:value="1113.11200000018" calcext:value-type="float">
            <text:p>1,113.11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table:style-name="ce12"/>
          <table:table-cell table:style-name="ce34" table:number-columns-repeated="6"/>
          <table:table-cell table:style-name="ce24" table:number-columns-repeated="3"/>
          <table:table-cell table:number-columns-repeated="1014"/>
        </table:table-row>
        <table:table-row table:style-name="ro1">
          <table:table-cell/>
          <table:table-cell table:style-name="ce35" table:number-columns-repeated="6"/>
          <table:table-cell table:style-name="ce13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tal Device Energy</text:p>
          </table:table-cell>
          <table:table-cell table:style-name="ce36" table:formula="of:=[.B3]+[.B5]+[.B7]+(4*[.B9])" office:value-type="float" office:value="3679413.871" calcext:value-type="float">
            <text:p>3,679,413.87 </text:p>
          </table:table-cell>
          <table:table-cell table:style-name="ce36" table:formula="of:=[.C3]+[.C5]+[.C7]+(4*[.C9])" office:value-type="float" office:value="3695529.03200001" calcext:value-type="float">
            <text:p>3,695,529.03 </text:p>
          </table:table-cell>
          <table:table-cell table:style-name="ce36" table:formula="of:=[.D3]+[.D5]+[.D7]+(4*[.D9])" office:value-type="float" office:value="3723644.12465102" calcext:value-type="float">
            <text:p>3,723,644.12 </text:p>
          </table:table-cell>
          <table:table-cell table:style-name="ce36" table:formula="of:=[.E3]+[.E5]+[.E7]+(4*[.E9])" office:value-type="float" office:value="3739095.52828978" calcext:value-type="float">
            <text:p>3,739,095.53 </text:p>
          </table:table-cell>
          <table:table-cell table:style-name="ce36" table:formula="of:=[.F3]+[.F5]+[.F7]+(4*[.F9])" office:value-type="float" office:value="3765071.60205951" calcext:value-type="float">
            <text:p>3,765,071.60 </text:p>
          </table:table-cell>
          <table:table-cell table:style-name="ce36" table:formula="of:=[.G3]+[.G5]+[.G7]+(4*[.G9])" office:value-type="float" office:value="3863533.55642853" calcext:value-type="float">
            <text:p>3,863,533.56 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tal App Energy</text:p>
          </table:table-cell>
          <table:table-cell table:style-name="ce34" table:formula="of:=[.B4]+[.B6]+[.B8]+(4*[.B10])" office:value-type="float" office:value="662233.076285711" calcext:value-type="float">
            <text:p>662,233.08 </text:p>
          </table:table-cell>
          <table:table-cell table:style-name="ce34" table:formula="of:=[.C4]+[.C6]+[.C8]+(4*[.C10])" office:value-type="float" office:value="876605.602571423" calcext:value-type="float">
            <text:p>876,605.60 </text:p>
          </table:table-cell>
          <table:table-cell table:style-name="ce34" table:formula="of:=[.D4]+[.D6]+[.D8]+(4*[.D10])" office:value-type="float" office:value="768646.340408157" calcext:value-type="float">
            <text:p>768,646.34 </text:p>
          </table:table-cell>
          <table:table-cell table:style-name="ce34" table:formula="of:=[.E4]+[.E6]+[.E8]+(4*[.E10])" office:value-type="float" office:value="882782.03164638" calcext:value-type="float">
            <text:p>882,782.03 </text:p>
          </table:table-cell>
          <table:table-cell table:style-name="ce34" table:formula="of:=[.F4]+[.F6]+[.F8]+(4*[.F10])" office:value-type="float" office:value="1083608.54021595" calcext:value-type="float">
            <text:p>1,083,608.54 </text:p>
          </table:table-cell>
          <table:table-cell table:style-name="ce34" table:formula="of:=[.G4]+[.G6]+[.G8]+(4*[.G10])" office:value-type="float" office:value="1747484.45642845" calcext:value-type="float">
            <text:p>1,747,484.46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tal Links Energy</text:p>
          </table:table-cell>
          <table:table-cell table:style-name="ce34" table:formula="of:=[.B22]+[.B24]+[.B26]+[.B28]+[.B30]+(4*[.B32])" office:value-type="float" office:value="808276" calcext:value-type="float">
            <text:p>808,276.00 </text:p>
          </table:table-cell>
          <table:table-cell table:style-name="ce34" table:formula="of:=[.C22]+[.C24]+[.C26]+[.C28]+[.C30]+(4*[.C32])" office:value-type="float" office:value="808352" calcext:value-type="float">
            <text:p>808,352.00 </text:p>
          </table:table-cell>
          <table:table-cell table:style-name="ce34" table:formula="of:=[.D22]+[.D24]+[.D26]+[.D28]+[.D30]+(4*[.D32])" office:value-type="float" office:value="810033.2524" calcext:value-type="float">
            <text:p>810,033.25 </text:p>
          </table:table-cell>
          <table:table-cell table:style-name="ce34" table:formula="of:=[.E22]+[.E24]+[.E26]+[.E28]+[.E30]+(4*[.E32])" office:value-type="float" office:value="810687.392399996" calcext:value-type="float">
            <text:p>810,687.39 </text:p>
          </table:table-cell>
          <table:table-cell table:style-name="ce34" table:formula="of:=[.F22]+[.F24]+[.F26]+[.F28]+[.F30]+(4*[.F32])" office:value-type="float" office:value="811516.832399995" calcext:value-type="float">
            <text:p>811,516.83 </text:p>
          </table:table-cell>
          <table:table-cell table:style-name="ce34" table:formula="of:=[.G22]+[.G24]+[.G26]+[.G28]+[.G30]+(4*[.G32])" office:value-type="float" office:value="827562.212799988" calcext:value-type="float">
            <text:p>827,562.21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ctive Links Energy</text:p>
          </table:table-cell>
          <table:table-cell table:style-name="ce34" table:formula="of:=[.B23]+[.B25]+[.B27]+[.B29]+[.B31]+(4*[.B33])" office:value-type="float" office:value="151.999999999873" calcext:value-type="float">
            <text:p>152.00 </text:p>
          </table:table-cell>
          <table:table-cell table:style-name="ce34" table:formula="of:=[.C23]+[.C25]+[.C27]+[.C29]+[.C31]+(4*[.C33])" office:value-type="float" office:value="303.999999999752" calcext:value-type="float">
            <text:p>304.00 </text:p>
          </table:table-cell>
          <table:table-cell table:style-name="ce34" table:formula="of:=[.D23]+[.D25]+[.D27]+[.D29]+[.D31]+(4*[.D33])" office:value-type="float" office:value="2396.49871999979" calcext:value-type="float">
            <text:p>2,396.50 </text:p>
          </table:table-cell>
          <table:table-cell table:style-name="ce34" table:formula="of:=[.E23]+[.E25]+[.E27]+[.E29]+[.E31]+(4*[.E33])" office:value-type="float" office:value="3388.17071999159" calcext:value-type="float">
            <text:p>3,388.17 </text:p>
          </table:table-cell>
          <table:table-cell table:style-name="ce34" table:formula="of:=[.F23]+[.F25]+[.F27]+[.F29]+[.F31]+(4*[.F33])" office:value-type="float" office:value="4518.2827199888" calcext:value-type="float">
            <text:p>4,518.28 </text:p>
          </table:table-cell>
          <table:table-cell table:style-name="ce34" table:formula="of:=[.G23]+[.G25]+[.G27]+[.G29]+[.G31]+(4*[.G33])" office:value-type="float" office:value="35548.259839976" calcext:value-type="float">
            <text:p>35,548.26 </text:p>
          </table:table-cell>
          <table:table-cell table:style-name="ce24" table:number-columns-repeated="3"/>
          <table:table-cell table:number-columns-repeated="1014"/>
        </table:table-row>
        <table:table-row table:style-name="ro1" table:number-rows-repeated="2">
          <table:table-cell/>
          <table:table-cell table:style-name="ce34" table:number-columns-repeated="6"/>
          <table:table-cell table:style-name="ce24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tal device+Links energy</text:p>
          </table:table-cell>
          <table:table-cell table:style-name="ce34" table:formula="of:=[.B36]+[.B38]" office:value-type="float" office:value="4487689.87100001" calcext:value-type="float">
            <text:p>4,487,689.87 </text:p>
          </table:table-cell>
          <table:table-cell table:style-name="ce34" table:formula="of:=[.C36]+[.C38]" office:value-type="float" office:value="4503881.03200001" calcext:value-type="float">
            <text:p>4,503,881.03 </text:p>
          </table:table-cell>
          <table:table-cell table:style-name="ce34" table:formula="of:=[.D36]+[.D38]" office:value-type="float" office:value="4533677.37705102" calcext:value-type="float">
            <text:p>4,533,677.38 </text:p>
          </table:table-cell>
          <table:table-cell table:style-name="ce34" table:formula="of:=[.E36]+[.E38]" office:value-type="float" office:value="4549782.92068978" calcext:value-type="float">
            <text:p>4,549,782.92 </text:p>
          </table:table-cell>
          <table:table-cell table:style-name="ce34" table:formula="of:=[.F36]+[.F38]" office:value-type="float" office:value="4576588.4344595" calcext:value-type="float">
            <text:p>4,576,588.43 </text:p>
          </table:table-cell>
          <table:table-cell table:style-name="ce34" table:formula="of:=[.G36]+[.G38]" office:value-type="float" office:value="4691095.76922851" calcext:value-type="float">
            <text:p>4,691,095.77 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/>
          <table:table-cell table:style-name="ce34" table:number-columns-repeated="6"/>
          <table:table-cell table:style-name="ce24" table:number-columns-repeated="3"/>
          <table:table-cell table:number-columns-repeated="1014"/>
        </table:table-row>
        <table:table-row table:style-name="ro1" table:number-rows-repeated="7">
          <table:table-cell/>
          <table:table-cell table:style-name="ce24" table:number-columns-repeated="9"/>
          <table:table-cell table:number-columns-repeated="1014"/>
        </table:table-row>
        <table:table-row table:style-name="ro1">
          <table:table-cell table:style-name="ce12"/>
          <table:table-cell table:style-name="ce24" table:number-columns-repeated="9"/>
          <table:table-cell table:number-columns-repeated="101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 table:number-columns-repeated="2"/>
          <table:table-cell table:style-name="ce13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 table:number-columns-repeated="2"/>
          <table:table-cell table:style-name="ce13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/>
          <table:table-cell table:number-columns-repeated="6"/>
          <table:table-cell table:style-name="ce40"/>
          <table:table-cell table:number-columns-repeated="1014"/>
        </table:table-row>
        <table:table-row table:style-name="ro1">
          <table:table-cell table:number-columns-repeated="2"/>
          <table:table-cell table:style-name="ce13" table:number-columns-repeated="3"/>
          <table:table-cell table:number-columns-repeated="2"/>
          <table:table-cell table:style-name="ce48" table:number-columns-repeated="4"/>
          <table:table-cell table:style-name="ce49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2"/>
          <table:table-cell table:style-name="ce24"/>
          <table:table-cell table:number-columns-repeated="3"/>
          <table:table-cell table:style-name="ce47" table:number-columns-repeated="5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3"/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40"/>
          <table:table-cell table:number-columns-repeated="4"/>
          <table:table-cell table:style-name="ce4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ce24"/>
          <table:table-cell table:style-name="ce13"/>
          <table:table-cell table:number-columns-repeated="2"/>
          <table:table-cell table:style-name="ce47" table:number-columns-repeated="2"/>
          <table:table-cell/>
          <table:table-cell table:style-name="ce47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0"/>
          <table:table-cell table:number-columns-repeated="3"/>
          <table:table-cell table:style-name="ce47"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ce24"/>
          <table:table-cell table:style-name="ce13"/>
          <table:table-cell/>
          <table:table-cell table:style-name="ce47" table:number-columns-repeated="4"/>
          <table:table-cell table:style-name="ce48" table:number-columns-repeated="2"/>
          <table:table-cell table:number-columns-repeated="1012"/>
        </table:table-row>
        <table:table-row table:style-name="ro1">
          <table:table-cell table:number-columns-repeated="6"/>
          <table:table-cell table:style-name="ce47"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 table:number-columns-repeated="2"/>
          <table:table-cell table:style-name="ce13" table:number-columns-repeated="3"/>
          <table:table-cell table:number-columns-repeated="4"/>
          <table:table-cell table:style-name="ce40"/>
          <table:table-cell table:number-columns-repeated="1014"/>
        </table:table-row>
        <table:table-row table:style-name="ro1">
          <table:table-cell table:number-columns-repeated="7"/>
          <table:table-cell table:style-name="ce48" table:number-columns-repeated="5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ce47" table:number-columns-repeated="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7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47" table:number-columns-repeated="2"/>
          <table:table-cell/>
          <table:table-cell table:style-name="ce47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7" table:number-columns-repeated="6"/>
          <table:table-cell table:number-columns-repeated="1012"/>
        </table:table-row>
        <table:table-row table:style-name="ro1">
          <table:table-cell table:number-columns-repeated="6"/>
          <table:table-cell table:style-name="ce47" table:number-columns-repeated="4"/>
          <table:table-cell table:style-name="ce48" table:number-columns-repeated="2"/>
          <table:table-cell table:number-columns-repeated="1012"/>
        </table:table-row>
        <table:table-row table:style-name="ro1">
          <table:table-cell table:number-columns-repeated="6"/>
          <table:table-cell table:style-name="ce47" table:number-columns-repeated="6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40"/>
          <table:table-cell table:number-columns-repeated="1014"/>
        </table:table-row>
        <table:table-row table:style-name="ro1">
          <table:table-cell table:number-columns-repeated="7"/>
          <table:table-cell table:style-name="ce48" table:number-columns-repeated="5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ce47" table:number-columns-repeated="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7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47" table:number-columns-repeated="2"/>
          <table:table-cell/>
          <table:table-cell table:style-name="ce47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7" table:number-columns-repeated="6"/>
          <table:table-cell table:number-columns-repeated="1012"/>
        </table:table-row>
        <table:table-row table:style-name="ro1">
          <table:table-cell table:number-columns-repeated="6"/>
          <table:table-cell table:style-name="ce47" table:number-columns-repeated="5"/>
          <table:table-cell table:style-name="ce48"/>
          <table:table-cell table:number-columns-repeated="1012"/>
        </table:table-row>
        <table:table-row table:style-name="ro1">
          <table:table-cell table:number-columns-repeated="6"/>
          <table:table-cell table:style-name="ce47" table:number-columns-repeated="6"/>
          <table:table-cell table:number-columns-repeated="101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1">
      <number:number number:decimal-places="3" number:min-decimal-places="3" number:min-integer-digits="0" number:grouping="true"/>
    </number:number-style>
    <number:number-style style:name="N159">
      <number:number number:decimal-places="3" number:min-decimal-places="3" number:min-integer-digits="1" number:grouping="true"/>
    </number:number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58">
      <number:hours/>
      <number:text>:</number:text>
      <number:minutes number:style="long"/>
      <number:text> </number:text>
      <number:am-pm/>
    </number:time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56">
      <number:month number:textual="true"/>
      <number:text>-</number:text>
      <number:year/>
    </number:date-style>
    <number:time-style style:name="N127">
      <number:hours/>
      <number:text>:</number:text>
      <number:minutes number:style="long"/>
    </number:time-style>
    <number:time-style style:name="N155">
      <number:minutes number:style="long"/>
      <number:text>:</number:text>
      <number:seconds number:style="long" number:decimal-places="1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4">
      <number:day/>
      <number:text>-</number:text>
      <number:month number:textual="true"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52">
      <number:day/>
      <number:text>-</number:text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51"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PageStyle_5f_10_20_sec_20_simulation" style:display-name="PageStyle_10 sec simul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4</meta:editing-cycles>
    <meta:creation-date>2023-07-06T15:04:21.411715387</meta:creation-date>
    <dc:date>2023-10-03T13:33:37.442538265</dc:date>
    <meta:editing-duration>P4DT23H47M23S</meta:editing-duration>
    <meta:generator>LibreOffice/7.3.7.2$Linux_X86_64 LibreOffice_project/30$Build-2</meta:generator>
    <meta:document-statistic meta:table-count="1" meta:cell-count="266" meta:object-count="3"/>
    <meta:user-defined meta:name="AppVersion">16.0300</meta:user-defined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75cm" svg:y="4.198cm" style:legend-expansion="high" chart:style-name="ch2"/>
        <chart:plot-area chart:style-name="ch3" table:cell-range-address="'10 sec simulation'.A2:'10 sec simulation'.G2 '10 sec simulation'.A42:'10 sec simulation'.G42" chart:data-source-has-labels="both" svg:x="0.32cm" svg:y="0.18cm" svg:width="10.435cm" svg:height="8.64cm">
          <chart:coordinate-region svg:x="2.794cm" svg:y="0.382cm" svg:width="7.961cm" svg:height="6.361cm"/>
          <chart:axis chart:dimension="x" chart:name="primary-x" chart:style-name="ch4" chartooo:axis-type="auto">
            <chartooo:date-scale/>
            <chart:categories table:cell-range-address="'10 sec simulation'.B2:'10 sec simulation'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 sec simulation'.B42:'10 sec simulation'.G42" chart:label-cell-address="'10 sec simulation'.A42:'10 sec simulation'.A4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_only</text:p>
                <draw:g>
                  <svg:desc>'10 sec simulation'.B2:'10 sec simulation'.G2</svg:desc>
                </draw:g>
              </table:table-cell>
              <table:table-cell office:value-type="string">
                <text:p>Edge_only</text:p>
              </table:table-cell>
              <table:table-cell office:value-type="string">
                <text:p>Router_only</text:p>
              </table:table-cell>
              <table:table-cell office:value-type="string">
                <text:p>Router_Proxy</text:p>
              </table:table-cell>
              <table:table-cell office:value-type="string">
                <text:p>Router_Proxy</text:p>
              </table:table-cell>
              <table:table-cell office:value-type="string">
                <text:p>Cloud_only</text:p>
              </table:table-cell>
            </table:table-row>
          </table:table-header-rows>
          <table:table-rows>
            <table:table-row>
              <table:table-cell office:value-type="string">
                <text:p>Total device+Links energy</text:p>
                <draw:g>
                  <svg:desc>'10 sec simulation'.A42:'10 sec simulation'.A42</svg:desc>
                </draw:g>
              </table:table-cell>
              <table:table-cell office:value-type="float" office:value="4487689.87100001">
                <text:p>4487689.87100001</text:p>
                <draw:g>
                  <svg:desc>'10 sec simulation'.B42:'10 sec simulation'.G42</svg:desc>
                </draw:g>
              </table:table-cell>
              <table:table-cell office:value-type="float" office:value="4503881.03200001">
                <text:p>4503881.03200001</text:p>
              </table:table-cell>
              <table:table-cell office:value-type="float" office:value="4533677.37705102">
                <text:p>4533677.37705102</text:p>
              </table:table-cell>
              <table:table-cell office:value-type="float" office:value="4549782.92068978">
                <text:p>4549782.92068978</text:p>
              </table:table-cell>
              <table:table-cell office:value-type="float" office:value="4576588.4344595">
                <text:p>4576588.4344595</text:p>
              </table:table-cell>
              <table:table-cell office:value-type="float" office:value="4691095.76922851">
                <text:p>4691095.769228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9cm" svg:y="0.316cm" chart:style-name="ch2">
          <text:p>Chain Energy Range</text:p>
        </chart:title>
        <chart:legend chart:legend-position="end" svg:x="12.028cm" svg:y="3.946cm" style:legend-expansion="high" chart:style-name="ch3"/>
        <chart:plot-area chart:style-name="ch4" table:cell-range-address="'10 sec simulation'.A2:'10 sec simulation'.G2 '10 sec simulation'.A36:'10 sec simulation'.G36 '10 sec simulation'.A38:'10 sec simulation'.G38" chart:data-source-has-labels="both" svg:x="1.321cm" svg:y="1.301cm" svg:width="10.387cm" svg:height="6.548cm">
          <chart:coordinate-region svg:x="3.795cm" svg:y="1.503cm" svg:width="7.913cm" svg:height="4.269cm"/>
          <chart:axis chart:dimension="x" chart:name="primary-x" chart:style-name="ch5" chartooo:axis-type="auto">
            <chartooo:date-scale/>
            <chart:title svg:x="5.155cm" svg:y="8.029cm" chart:style-name="ch6">
              <text:p>Mapping scenarios</text:p>
            </chart:title>
            <chart:categories table:cell-range-address="'10 sec simulation'.B2:'10 sec simulation'.G2"/>
          </chart:axis>
          <chart:axis chart:dimension="y" chart:name="primary-y" chart:style-name="ch7">
            <chart:title svg:x="0.451cm" svg:y="6.315cm" chart:style-name="ch8">
              <text:p>Energy consumption(mj)</text:p>
            </chart:title>
            <chart:grid chart:style-name="ch9" chart:class="major"/>
          </chart:axis>
          <chart:series chart:style-name="ch10" chart:values-cell-range-address="'10 sec simulation'.B36:'10 sec simulation'.G36" chart:label-cell-address="'10 sec simulation'.A36:'10 sec simulation'.A36" chart:class="chart:bar">
            <chart:data-point chart:repeated="6"/>
          </chart:series>
          <chart:series chart:style-name="ch11" chart:values-cell-range-address="'10 sec simulation'.B38:'10 sec simulation'.G38" chart:label-cell-address="'10 sec simulation'.A38:'10 sec simulation'.A38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_only</text:p>
                <draw:g>
                  <svg:desc>'10 sec simulation'.B2:'10 sec simulation'.G2</svg:desc>
                </draw:g>
              </table:table-cell>
              <table:table-cell office:value-type="string">
                <text:p>Edge_only</text:p>
              </table:table-cell>
              <table:table-cell office:value-type="string">
                <text:p>Router_only</text:p>
              </table:table-cell>
              <table:table-cell office:value-type="string">
                <text:p>Router_Proxy</text:p>
              </table:table-cell>
              <table:table-cell office:value-type="string">
                <text:p>Router_Proxy</text:p>
              </table:table-cell>
              <table:table-cell office:value-type="string">
                <text:p>Cloud_only</text:p>
              </table:table-cell>
            </table:table-row>
          </table:table-header-rows>
          <table:table-rows>
            <table:table-row>
              <table:table-cell office:value-type="string">
                <text:p>Total Device Energy</text:p>
                <draw:g>
                  <svg:desc>'10 sec simulation'.A36:'10 sec simulation'.A36</svg:desc>
                </draw:g>
              </table:table-cell>
              <table:table-cell office:value-type="float" office:value="3679413.871">
                <text:p>3679413.871</text:p>
                <draw:g>
                  <svg:desc>'10 sec simulation'.B36:'10 sec simulation'.G36</svg:desc>
                </draw:g>
              </table:table-cell>
              <table:table-cell office:value-type="float" office:value="3695529.03200001">
                <text:p>3695529.03200001</text:p>
              </table:table-cell>
              <table:table-cell office:value-type="float" office:value="3723644.12465102">
                <text:p>3723644.12465102</text:p>
              </table:table-cell>
              <table:table-cell office:value-type="float" office:value="3739095.52828978">
                <text:p>3739095.52828978</text:p>
              </table:table-cell>
              <table:table-cell office:value-type="float" office:value="3765071.60205951">
                <text:p>3765071.60205951</text:p>
              </table:table-cell>
              <table:table-cell office:value-type="float" office:value="3863533.55642853">
                <text:p>3863533.55642853</text:p>
              </table:table-cell>
            </table:table-row>
            <table:table-row>
              <table:table-cell office:value-type="string">
                <text:p>Total Links Energy</text:p>
                <draw:g>
                  <svg:desc>'10 sec simulation'.A38:'10 sec simulation'.A38</svg:desc>
                </draw:g>
              </table:table-cell>
              <table:table-cell office:value-type="float" office:value="808276">
                <text:p>808276</text:p>
                <draw:g>
                  <svg:desc>'10 sec simulation'.B38:'10 sec simulation'.G38</svg:desc>
                </draw:g>
              </table:table-cell>
              <table:table-cell office:value-type="float" office:value="808352">
                <text:p>808352</text:p>
              </table:table-cell>
              <table:table-cell office:value-type="float" office:value="810033.2524">
                <text:p>810033.2524</text:p>
              </table:table-cell>
              <table:table-cell office:value-type="float" office:value="810687.392399996">
                <text:p>810687.392399996</text:p>
              </table:table-cell>
              <table:table-cell office:value-type="float" office:value="811516.832399995">
                <text:p>811516.832399995</text:p>
              </table:table-cell>
              <table:table-cell office:value-type="float" office:value="827562.212799988">
                <text:p>827562.212799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bar" chart:style-name="ch1">
        <chart:title svg:x="5.345cm" svg:y="0.315cm" chart:style-name="ch2">
          <text:p>Application Energy range</text:p>
        </chart:title>
        <chart:legend chart:legend-position="end" svg:x="12.07cm" svg:y="3.94cm" style:legend-expansion="high" chart:style-name="ch3"/>
        <chart:plot-area chart:style-name="ch4" table:cell-range-address="'10 sec simulation'.A2:'10 sec simulation'.G2 '10 sec simulation'.A37:'10 sec simulation'.G37 '10 sec simulation'.A39:'10 sec simulation'.G39" chart:data-source-has-labels="both" svg:x="1.321cm" svg:y="1.299cm" svg:width="10.429cm" svg:height="6.54cm">
          <chart:coordinate-region svg:x="3.71cm" svg:y="1.501cm" svg:width="8.04cm" svg:height="4.261cm"/>
          <chart:axis chart:dimension="x" chart:name="primary-x" chart:style-name="ch5" chartooo:axis-type="auto">
            <chartooo:date-scale/>
            <chart:title svg:x="5.155cm" svg:y="8.018cm" chart:style-name="ch6">
              <text:p>Mapping Scenarios</text:p>
            </chart:title>
            <chart:categories table:cell-range-address="'10 sec simulation'.B2:'10 sec simulation'.G2"/>
          </chart:axis>
          <chart:axis chart:dimension="y" chart:name="primary-y" chart:style-name="ch7">
            <chart:title svg:x="0.451cm" svg:y="6.383cm" chart:style-name="ch8">
              <text:p>Energy Consumption (mj)</text:p>
            </chart:title>
            <chart:grid chart:style-name="ch9" chart:class="major"/>
          </chart:axis>
          <chart:series chart:style-name="ch10" chart:values-cell-range-address="'10 sec simulation'.B37:'10 sec simulation'.G37" chart:label-cell-address="'10 sec simulation'.A37:'10 sec simulation'.A37" chart:class="chart:bar">
            <chart:data-point chart:repeated="6"/>
          </chart:series>
          <chart:series chart:style-name="ch11" chart:values-cell-range-address="'10 sec simulation'.B39:'10 sec simulation'.G39" chart:label-cell-address="'10 sec simulation'.A39:'10 sec simulation'.A3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_only</text:p>
                <draw:g>
                  <svg:desc>'10 sec simulation'.B2:'10 sec simulation'.G2</svg:desc>
                </draw:g>
              </table:table-cell>
              <table:table-cell office:value-type="string">
                <text:p>Edge_only</text:p>
              </table:table-cell>
              <table:table-cell office:value-type="string">
                <text:p>Router_only</text:p>
              </table:table-cell>
              <table:table-cell office:value-type="string">
                <text:p>Router_Proxy</text:p>
              </table:table-cell>
              <table:table-cell office:value-type="string">
                <text:p>Router_Proxy</text:p>
              </table:table-cell>
              <table:table-cell office:value-type="string">
                <text:p>Cloud_only</text:p>
              </table:table-cell>
            </table:table-row>
          </table:table-header-rows>
          <table:table-rows>
            <table:table-row>
              <table:table-cell office:value-type="string">
                <text:p>Total App Energy</text:p>
                <draw:g>
                  <svg:desc>'10 sec simulation'.A37:'10 sec simulation'.A37</svg:desc>
                </draw:g>
              </table:table-cell>
              <table:table-cell office:value-type="float" office:value="662233.076285711">
                <text:p>662233.076285711</text:p>
                <draw:g>
                  <svg:desc>'10 sec simulation'.B37:'10 sec simulation'.G37</svg:desc>
                </draw:g>
              </table:table-cell>
              <table:table-cell office:value-type="float" office:value="876605.602571423">
                <text:p>876605.602571423</text:p>
              </table:table-cell>
              <table:table-cell office:value-type="float" office:value="768646.340408157">
                <text:p>768646.340408157</text:p>
              </table:table-cell>
              <table:table-cell office:value-type="float" office:value="882782.03164638">
                <text:p>882782.03164638</text:p>
              </table:table-cell>
              <table:table-cell office:value-type="float" office:value="1083608.54021595">
                <text:p>1083608.54021595</text:p>
              </table:table-cell>
              <table:table-cell office:value-type="float" office:value="1747484.45642845">
                <text:p>1747484.45642845</text:p>
              </table:table-cell>
            </table:table-row>
            <table:table-row>
              <table:table-cell office:value-type="string">
                <text:p>Active Links Energy</text:p>
                <draw:g>
                  <svg:desc>'10 sec simulation'.A39:'10 sec simulation'.A39</svg:desc>
                </draw:g>
              </table:table-cell>
              <table:table-cell office:value-type="float" office:value="151.999999999873">
                <text:p>151.999999999873</text:p>
                <draw:g>
                  <svg:desc>'10 sec simulation'.B39:'10 sec simulation'.G39</svg:desc>
                </draw:g>
              </table:table-cell>
              <table:table-cell office:value-type="float" office:value="303.999999999752">
                <text:p>303.999999999752</text:p>
              </table:table-cell>
              <table:table-cell office:value-type="float" office:value="2396.49871999979">
                <text:p>2396.49871999979</text:p>
              </table:table-cell>
              <table:table-cell office:value-type="float" office:value="3388.17071999159">
                <text:p>3388.17071999159</text:p>
              </table:table-cell>
              <table:table-cell office:value-type="float" office:value="4518.2827199888">
                <text:p>4518.2827199888</text:p>
              </table:table-cell>
              <table:table-cell office:value-type="float" office:value="35548.259839976">
                <text:p>35548.2598399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